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87fb" officeooo:paragraph-rsid="001587fb"/>
    </style:style>
    <style:style style:name="P2" style:family="paragraph" style:parent-style-name="Standard">
      <style:text-properties officeooo:rsid="0015fcb9" officeooo:paragraph-rsid="0015fcb9"/>
    </style:style>
    <style:style style:name="P3" style:family="paragraph" style:parent-style-name="Standard">
      <style:text-properties officeooo:rsid="00177be6" officeooo:paragraph-rsid="00177be6"/>
    </style:style>
    <style:style style:name="T1" style:family="text">
      <style:text-properties fo:color="#000000" style:font-name="Monospace" fo:font-size="10pt" fo:background-color="#e8f2fe" loext:char-shading-value="0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CIONES DOCKER:<text:line-break/></text:p>
      <text:p text:style-name="P2">Levantar mysql en el puerto 3306:<text:line-break/><text:span text:style-name="T1">sudo docker run --name mysql1 -e MYSQL_ROOT_PASSWORD=password -d -p 3306:3306 mysql</text:span></text:p>
      <text:p text:style-name="P2"><text:span text:style-name="T1"/></text:p>
      <text:p text:style-name="P2"><text:span text:style-name="T1">Abrir una terminal para crear la base de datos our_project</text:span></text:p>
      <text:p text:style-name="P2">sudo docker exec -it mysql1 /bin/sh</text:p>
      <text:p text:style-name="P2"/>
      <text:p text:style-name="P3">luego creamos la base de datos ourProject aunque en teoria deberia ir lueg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20:03:45.794649100</meta:creation-date>
    <dc:date>2020-04-20T20:42:20.406309004</dc:date>
    <meta:editing-duration>PT8M14S</meta:editing-duration>
    <meta:editing-cycles>1</meta:editing-cycles>
    <meta:document-statistic meta:table-count="0" meta:image-count="0" meta:object-count="0" meta:page-count="1" meta:paragraph-count="5" meta:word-count="49" meta:character-count="308" meta:non-whitespace-character-count="263"/>
    <meta:generator>LibreOffice/6.0.7.3$Linux_X86_64 LibreOffice_project/00m0$Build-3</meta:generator>
  </office:meta>
</office:document-meta>
</file>